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2d4" officeooo:paragraph-rsid="001c52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one was a easy task.</text:p>
      <text:p text:style-name="P1">Tried once in windows but it didn’t work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8:31:58.575594821</meta:creation-date>
    <meta:generator>LibreOffice/7.3.7.2$Linux_X86_64 LibreOffice_project/30$Build-2</meta:generator>
    <dc:date>2022-11-24T11:08:26.890281085</dc:date>
    <meta:editing-duration>PT1M21S</meta:editing-duration>
    <meta:editing-cycles>1</meta:editing-cycles>
    <meta:document-statistic meta:table-count="0" meta:image-count="0" meta:object-count="0" meta:page-count="1" meta:paragraph-count="2" meta:word-count="14" meta:character-count="66" meta:non-whitespace-character-count="54"/>
  </office:meta>
</office:document-meta>
</file>